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Nimbus Sans L" svg:font-family="'Nimbus Sans L'"/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-0.635cm" style:auto-text-indent="false"/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>
      <style:text-properties fo:font-weight="bold" style:font-weight-asian="bold" style:font-weight-complex="bold"/>
    </style:style>
    <style:style style:name="P7" style:family="paragraph" style:parent-style-name="Text_20_body" style:list-style-name="L6">
      <style:text-properties fo:font-weight="bold" style:font-weight-asian="bold" style:font-weight-complex="bold"/>
    </style:style>
    <style:style style:name="P8" style:family="paragraph" style:parent-style-name="Text_20_body" style:list-style-name="L9"/>
    <style:style style:name="P9" style:family="paragraph" style:parent-style-name="Text_20_body" style:list-style-name="L7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0" style:family="paragraph" style:parent-style-name="Text_20_body" style:list-style-name="L8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funcionalidad consta de dos partes:</text:p>
      <text:list xml:id="list537290961" text:style-name="L1">
        <text:list-item>
          <text:p text:style-name="P2">Autenticación del usuario mediante proveedores externos.</text:p>
        </text:list-item>
        <text:list-item>
          <text:p text:style-name="P2">Workflow de <text:span text:style-name="T1">login y registro</text:span> de usuarios y/o alias.</text:p>
        </text:list-item>
      </text:list>
      <text:h text:style-name="Heading_20_2" text:outline-level="2">Glosario</text:h>
      <text:list xml:id="list533876652" text:style-name="L2">
        <text:list-item>
          <text:p text:style-name="P3"><text:span text:style-name="T4">Proveedor externo de autenticación</text:span><text:span text:style-name="T3">: Servidor ajeno al sistema en donde se encuentra registrada la identidad del usuario.</text:span></text:p>
        </text:list-item>
        <text:list-item>
          <text:p text:style-name="P3"><text:span text:style-name="T4">Identificador externo</text:span><text:span text:style-name="T3">: identificador con el que el usuario es reconocido por el proveedor externo de autenticación.</text:span></text:p>
        </text:list-item>
        <text:list-item>
          <text:p text:style-name="P3"><text:span text:style-name="T4">Alias</text:span>: identificador externo asociado a la cuenta del usuario del sistema.</text:p>
        </text:list-item>
      </text:list>
      <text:h text:style-name="Heading_20_2" text:outline-level="2">Instalación</text:h>
      <text:p text:style-name="Text_20_body">Los siguientes componentes de software deben estar instalados en el sistema operativo:</text:p>
      <text:list xml:id="list1435631563" text:style-name="L3">
        <text:list-item>
          <text:p text:style-name="P4">Parser XML de PHP (php-xml)</text:p>
        </text:list-item>
      </text:list>
      <text:p text:style-name="Text_20_body">Las siguientes extensiones a joomla deben ser instaladas en el orden que se indica:</text:p>
      <text:list xml:id="list1386782667" text:style-name="L4">
        <text:list-item>
          <text:p text:style-name="P5">Bibliotecas (a copiarse en JPATH_LIBRARIES):</text:p>
        </text:list-item>
      </text:list>
      <text:list xml:id="list350388686" text:style-name="L5">
        <text:list-item>
          <text:list>
            <text:list-item>
              <text:p text:style-name="P6">Openid</text:p>
            </text:list-item>
            <text:list-item>
              <text:p text:style-name="P6">Twitter</text:p>
            </text:list-item>
            <text:list-item>
              <text:p text:style-name="P6">Facebookconnect</text:p>
            </text:list-item>
            <text:list-item>
              <text:p text:style-name="P6">Windowsliveid</text:p>
            </text:list-item>
          </text:list>
        </text:list-item>
      </text:list>
      <text:list xml:id="list1180807267" text:style-name="L6">
        <text:list-item>
          <text:p text:style-name="P7">Iconos de los proveedores de autenticación<text:span text:style-name="T3">: deben ser alojados en </text:span><text:bookmark-start text:name="DDE_LINK"/><text:span text:style-name="T3">JPATH_ROOT/images/login</text:span><text:bookmark-end text:name="DDE_LINK"/></text:p>
        </text:list-item>
        <text:list-item>
          <text:p text:style-name="P7"><text:span text:style-name="T5">Iconos de los mensajes a mostrar al usuario</text:span><text:span text:style-name="T3">: deben ser alojados en JPATH_ROOT/images/message</text:span></text:p>
        </text:list-item>
        <text:list-item>
          <text:p text:style-name="P7">Template de Zonales (si se utilizará):<text:span text:style-name="T3"> debe copiarze los archivos en JPATH_ROOT/templates/z1</text:span></text:p>
        </text:list-item>
        <text:list-item>
          <text:p text:style-name="P7">Autorización crossdomain<text:span text:style-name="T3">: debe copiarse el archivo xd_receiver.htm. Necesario para que se pueda realizar la comunicación con Facebook.</text:span></text:p>
        </text:list-item>
        <text:list-item>
          <text:p text:style-name="P7">com_zonales (si se usa el template de Zonales)<text:span text:style-name="T3">.</text:span></text:p>
        </text:list-item>
        <text:list-item>
          <text:p text:style-name="P7">com_alias<text:span text:style-name="T3">: Componente de administración de alias. Se pueden habilitar/deshabilitar y registrar los distintos alias del usuario. No tiene backend todavía. Lo necesita pero su implementanción esta planeada para más adelante.</text:span></text:p>
        </text:list-item>
      </text:list>
      <text:list xml:id="list1681026989" text:style-name="L7">
        <text:list-item>
          <text:p text:style-name="P9">El archivo es-ES.com_alias.ini debe reemplazar al existente en JPATH_ROOT/language/es-ES. </text:p>
        </text:list-item>
      </text:list>
      <text:list xml:id="list915369495" text:continue-list="list1180807267" text:style-name="L6">
        <text:list-item>
          <text:p text:style-name="P7">com_user<text:span text:style-name="T3">: (deben reemplazarse los archivos a mano [com_user no se puede instalar/desinstalar]) La funcionalidad principal se encuentra aquí. La mayor parte del workflow de login y registro de usuarios y/o alias se encuentra aquí. </text:span></text:p>
        </text:list-item>
      </text:list>
      <text:list xml:id="list1249747591" text:continue-list="list1681026989" text:style-name="L7">
        <text:list-item>
          <text:p text:style-name="P9"><text:bookmark-start text:name="DDE_LINK1"/>El archivo es-ES.com_user.ini debe reemplazar al existente en JPATH_ROOT/language/es-ES. <text:bookmark-end text:name="DDE_LINK1"/></text:p>
        </text:list-item>
        <text:list-item>
          <text:p text:style-name="P9">El archivo user.php debe reemplazar al que se encuentra en <text:soft-page-break/>JPATH_ROOT/libraries/joomla/database/table. </text:p>
        </text:list-item>
        <text:list-item>
          <text:p text:style-name="P9">Ejecute en la base de datos el script install.sql</text:p>
        </text:list-item>
      </text:list>
      <text:list xml:id="list1889703552" text:continue-list="list915369495" text:style-name="L6">
        <text:list-item>
          <text:p text:style-name="P7">plg_externallogin<text:span text:style-name="T3">: Plugin que realiza las acciones necesarias para que el usuario </text:span><text:span text:style-name="T3">sea autenticado por el proveedor externo seleccionado. También indica al sistema si la autenticación fue exitosa o no.</text:span></text:p>
        </text:list-item>
        <text:list-item>
          <text:p text:style-name="P7">plg_authproxy<text:span text:style-name="T3">: Proxy que discrimina con que parámetros debe invocarse el task de login para finalizar la autenticación del usuario.</text:span></text:p>
        </text:list-item>
        <text:list-item>
          <text:p text:style-name="P7">mod_pending<text:span text:style-name="T3">: Modulo que informa al usuario que tiene alias pendientes de aprobación. Esto es así porque cuando el usuario registra un nuevo alias (no </text:span><text:span text:style-name="T3">estando logueado) queda desactivado hasta que el usuario lo habilite cuando este logueado. Esto es así para garantizar que fue el usuario quién asoció el identificador a su cuenta.</text:span></text:p>
        </text:list-item>
        <text:list-item>
          <text:p text:style-name="P7">mod_sessioninfo<text:span text:style-name="T3">: Modulo que informa al usuario que se encuentra logueado en el sistema y le brinda una forma rápida de acceder a su información de perfil.</text:span></text:p>
        </text:list-item>
        <text:list-item>
          <text:p text:style-name="P7">mod_message<text:span text:style-name="T3">: Modulo que muestra distintos tipos de mensajes al usuario.</text:span></text:p>
        </text:list-item>
        <text:list-item>
          <text:p text:style-name="P7">mod_zlogin<text:span text:style-name="T3">: Modulo que permite al usuario elegir el proveedor con que desea autenticarse e iniciar el proceso de login. </text:span></text:p>
        </text:list-item>
      </text:list>
      <text:list xml:id="list304320994" text:style-name="L8">
        <text:list-item>
          <text:p text:style-name="P10">Debe copiarse el archivo webtoolkit.js a JPATH_ROOT/media/system/js</text:p>
        </text:list-item>
      </text:list>
      <text:p text:style-name="P1"/>
      <text:h text:style-name="Heading_20_2" text:outline-level="2">Configuración</text:h>
      <text:h text:style-name="Heading_20_3" text:outline-level="3">Activación</text:h>
      <text:p text:style-name="Text_20_body">Se requiere que estén activadas (publicados) las siguientes extensiones:</text:p>
      <text:list xml:id="list1280412803" text:style-name="L9">
        <text:list-item>
          <text:p text:style-name="P8">External Login (plg_externallogin) – debe ejecutarse antes de la autenticación estandar de Joomla,</text:p>
        </text:list-item>
        <text:list-item>
          <text:p text:style-name="P8">Authentication Proxy (plg_authproxy)</text:p>
        </text:list-item>
        <text:list-item>
          <text:p text:style-name="P8">Alias Alert (mod_pending)</text:p>
        </text:list-item>
        <text:list-item>
          <text:p text:style-name="P8">Session Info (mod_sessioninfo)</text:p>
        </text:list-item>
        <text:list-item>
          <text:p text:style-name="P8">Message Presenter (mod_message)</text:p>
        </text:list-item>
        <text:list-item>
          <text:p text:style-name="P8">Zonales Login (mod_zlogin) – posición <text:span text:style-name="T2">user9</text:span></text:p>
        </text:list-item>
        <text:list-item>
          <text:p text:style-name="P8">ZloginInterno (mod_zlogin) – posición <text:span text:style-name="T2">right – solo mostrar en ho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/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Sans 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ristian Pacheco</meta:initial-creator>
    <meta:creation-date>2010-04-07T22:09:56</meta:creation-date>
    <dc:date>2010-05-26T13:20:00</dc:date>
    <meta:editing-duration>PT03H40M06S</meta:editing-duration>
    <meta:editing-cycles>50</meta:editing-cycles>
    <meta:generator>OpenOffice.org/3.0$Unix OpenOffice.org_project/300m15$Build-9379</meta:generator>
    <dc:creator>Cristian Pacheco</dc:creator>
    <meta:document-statistic meta:table-count="0" meta:image-count="0" meta:object-count="0" meta:page-count="2" meta:paragraph-count="44" meta:word-count="521" meta:character-count="3542"/>
    <meta:user-defined meta:name="Información 1"/>
    <meta:user-defined meta:name="Información 2"/>
    <meta:user-defined meta:name="Información 3"/>
    <meta:user-defined meta:name="Información 4"/>
  </office:meta>
</office:document-meta>
</file>